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537cm" fo:min-width="3.17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598cm"/>
    </style:style>
    <style:style style:name="gr3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666666" draw:marker-start-width="0.355cm" draw:marker-end-width="0.355cm" draw:fill-color="#ffffff" draw:opacity="0%" draw:textarea-horizontal-align="justify" draw:textarea-vertical-align="middle" draw:auto-grow-height="false" fo:min-height="21.151cm" fo:min-width="30.426cm" fo:padding-top="0.15cm" fo:padding-bottom="0.15cm" fo:padding-left="0.275cm" fo:padding-right="0.275cm" draw:shadow-opacity="0%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objectwithoutfill">
      <style:graphic-properties svg:stroke-width="0.051cm" svg:stroke-color="#666666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604cm" fo:min-width="3.16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65cm"/>
    </style:style>
    <style:style style:name="gr9" style:family="graphic" style:parent-style-name="standard">
      <style:graphic-properties draw:stroke="dash" draw:stroke-dash="Fine_20_Dashed" svg:stroke-width="0.051cm" svg:stroke-color="#b2b2b2" draw:marker-start-width="0.355cm" draw:marker-end-width="0.355cm" draw:fill-color="#ffffff" draw:opacity="0%" draw:textarea-horizontal-align="justify" draw:textarea-vertical-align="middle" draw:auto-grow-height="false" fo:min-height="4.408cm" fo:min-width="14.787cm" fo:padding-top="0.15cm" fo:padding-bottom="0.15cm" fo:padding-left="0.275cm" fo:padding-right="0.275cm" draw:shadow-opacity="0%"/>
    </style:style>
    <style:style style:name="gr10" style:family="graphic" style:parent-style-name="objectwithoutfill">
      <style:graphic-properties svg:stroke-width="0.051cm" svg:stroke-color="#b2b2b2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svg:stroke-color="#b2b2b2" draw:marker-start-width="0.355cm" draw:marker-end-width="0.355cm" draw:fill-color="#ffffff" draw:opacity="0%" draw:textarea-horizontal-align="justify" draw:textarea-vertical-align="middle" draw:auto-grow-height="false" fo:min-height="8.985cm" fo:min-width="14.511cm" fo:padding-top="0.15cm" fo:padding-bottom="0.15cm" fo:padding-left="0.275cm" fo:padding-right="0.275cm" draw:shadow-opacity="0%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637cm"/>
    </style:style>
    <style:style style:name="gr13" style:family="graphic" style:parent-style-name="standard">
      <style:graphic-properties draw:stroke="dash" draw:stroke-dash="Fine_20_Dashed" svg:stroke-width="0.051cm" svg:stroke-color="#b2b2b2" draw:marker-start-width="0.355cm" draw:marker-end-width="0.355cm" draw:fill-color="#ffffff" draw:opacity="0%" draw:textarea-horizontal-align="justify" draw:textarea-vertical-align="middle" draw:auto-grow-height="false" fo:min-height="5.091cm" fo:min-width="8.016cm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996cm" fo:min-width="0.6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319cm"/>
    </style:style>
    <style:style style:name="gr16" style:family="graphic" style:parent-style-name="standard">
      <style:graphic-properties draw:stroke="none" svg:stroke-color="#000000" draw:fill="none" draw:fill-color="#ffffff" fo:min-height="0.637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5.401cm"/>
    </style:style>
    <style:style style:name="gr18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537cm" fo:min-width="2.916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515cm" fo:min-width="2.91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576cm"/>
    </style:style>
    <style:style style:name="gr21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537cm" fo:min-width="2.689cm" fo:padding-top="0.15cm" fo:padding-bottom="0.15cm" fo:padding-left="0.275cm" fo:padding-right="0.275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fe7f5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  <style:text-properties fo:color="#b2b2b2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b2b2b2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0.927cm" svg:x="3.581cm" svg:y="2.1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81cm" svg:height="0.848cm" svg:x="3.581cm" svg:y="2.158cm">
          <draw:text-box>
            <text:p text:style-name="P2"><text:span text:style-name="T1">Parse Command Line</text:span></text:p>
          </draw:text-box>
        </draw:frame>
        <draw:connector draw:style-name="gr3" draw:text-style-name="P4" draw:layer="layout" draw:type="curve" svg:x1="5.486cm" svg:y1="3.059cm" svg:x2="5.477cm" svg:y2="4.431cm" draw:start-shape="id1" draw:start-glue-point="2" svg:d="M5486 3059c0 1423-9 738-9 1372" svg:viewBox="0 0 10 1373">
          <text:p/>
        </draw:connector>
        <draw:custom-shape draw:style-name="gr1" draw:text-style-name="P1" draw:layer="layout" svg:width="3.81cm" svg:height="0.927cm" svg:x="4.382cm" svg:y="7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" draw:id="id2" draw:layer="layout" svg:width="3.81cm" svg:height="0.848cm" svg:x="4.382cm" svg:y="7.958cm">
          <draw:text-box>
            <text:p text:style-name="P2"><text:span text:style-name="T1">Load Context</text:span></text:p>
          </draw:text-box>
        </draw:frame>
        <draw:custom-shape draw:style-name="gr4" draw:text-style-name="P5" xml:id="id8" draw:id="id8" draw:layer="layout" svg:width="31.75cm" svg:height="22.225cm" svg:x="2.27cm" svg:y="4.429cm">
          <draw:glue-point draw:id="4" svg:x="-2.464cm" svg:y="4.918cm"/>
          <draw:glue-point draw:id="5" svg:x="4.284cm" svg:y="-5.034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07.792675245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7.584cm" svg:height="0.725cm" svg:x="15.097cm" svg:y="4.847cm">
          <draw:text-box>
            <text:p text:style-name="P2"><text:span text:style-name="T2">Enter Application Context</text:span></text:p>
          </draw:text-box>
        </draw:frame>
        <draw:connector draw:style-name="gr6" draw:text-style-name="P7" draw:layer="layout" draw:type="curve" svg:x1="6.288cm" svg:y1="4.449cm" svg:x2="6.284cm" svg:y2="6.532cm" svg:d="M6288 4449c0 1563-4 522-4 2083" svg:viewBox="0 0 5 2084">
          <text:p/>
        </draw:connector>
        <draw:custom-shape draw:style-name="gr1" draw:text-style-name="P1" xml:id="id3" draw:id="id3" draw:layer="layout" svg:width="3.81cm" svg:height="0.927cm" svg:x="9.283cm" svg:y="7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4" draw:id="id4" draw:layer="layout" svg:width="3.81cm" svg:height="0.848cm" svg:x="9.283cm" svg:y="7.958cm">
          <draw:text-box>
            <text:p text:style-name="P2"><text:span text:style-name="T1">Load Platform</text:span></text:p>
          </draw:text-box>
        </draw:frame>
        <draw:connector draw:style-name="gr3" draw:text-style-name="P7" draw:layer="layout" draw:type="curve" svg:x1="8.192cm" svg:y1="8.382cm" svg:x2="9.283cm" svg:y2="8.395cm" draw:start-shape="id2" draw:start-glue-point="1" draw:end-shape="id3" svg:d="M8192 8382c799 0 254 13 1091 13" svg:viewBox="0 0 1092 14">
          <text:p/>
        </draw:connector>
        <draw:custom-shape draw:style-name="gr1" draw:text-style-name="P1" xml:id="id6" draw:id="id6" draw:layer="layout" svg:width="3.81cm" svg:height="0.927cm" svg:x="14.284cm" svg:y="7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5" draw:id="id5" draw:layer="layout" svg:width="3.81cm" svg:height="0.848cm" svg:x="14.284cm" svg:y="7.958cm">
          <draw:text-box>
            <text:p text:style-name="P2"><text:span text:style-name="T1">ArtifactCache Preflight</text:span></text:p>
          </draw:text-box>
        </draw:frame>
        <draw:connector draw:style-name="gr3" draw:text-style-name="P7" draw:layer="layout" draw:type="curve" svg:x1="13.093cm" svg:y1="8.382cm" svg:x2="14.284cm" svg:y2="8.382cm" draw:start-shape="id4" draw:end-shape="id5" svg:d="M13093 8382h1191" svg:viewBox="0 0 1192 1">
          <text:p/>
        </draw:connector>
        <draw:custom-shape draw:style-name="gr1" draw:text-style-name="P1" draw:layer="layout" svg:width="3.81cm" svg:height="0.927cm" svg:x="14.285cm" svg:y="9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7" draw:id="id7" draw:layer="layout" svg:width="3.81cm" svg:height="0.848cm" svg:x="14.289cm" svg:y="9.761cm">
          <draw:text-box>
            <text:p text:style-name="P2"><text:span text:style-name="T1">Initialize Logging</text:span></text:p>
          </draw:text-box>
        </draw:frame>
        <draw:connector draw:style-name="gr3" draw:text-style-name="P7" draw:layer="layout" draw:type="curve" svg:x1="16.189cm" svg:y1="8.859cm" svg:x2="16.194cm" svg:y2="9.761cm" draw:start-shape="id6" draw:start-glue-point="2" draw:end-shape="id7" draw:end-glue-point="0" svg:d="M16189 8859c0 696 5 245 5 902" svg:viewBox="0 0 6 903">
          <text:p/>
        </draw:connector>
        <draw:connector draw:style-name="gr3" draw:text-style-name="P7" draw:layer="layout" draw:type="curve" svg:x1="31.746cm" svg:y1="4.429cm" svg:x2="29.192cm" svg:y2="2.655cm" draw:start-shape="id8" draw:start-glue-point="5" draw:end-shape="id9" draw:end-glue-point="1" svg:d="M31746 4429c0-1183-851-1774-2554-1774" svg:viewBox="0 0 2555 1775">
          <text:p/>
        </draw:connector>
        <draw:custom-shape draw:style-name="gr7" draw:text-style-name="P1" draw:layer="layout" svg:width="3.81cm" svg:height="1cm" svg:x="25.382cm" svg:y="2.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xml:id="id9" draw:id="id9" draw:layer="layout" svg:width="3.81cm" svg:height="0.915cm" svg:x="25.382cm" svg:y="2.198cm">
          <draw:text-box>
            <text:p text:style-name="P2"><text:span text:style-name="T1">Exit with error</text:span></text:p>
          </draw:text-box>
        </draw:frame>
        <draw:custom-shape draw:style-name="gr1" draw:text-style-name="P1" draw:layer="layout" svg:width="3.81cm" svg:height="0.927cm" svg:x="9.386cm" svg:y="9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0" draw:id="id10" draw:layer="layout" svg:width="3.81cm" svg:height="0.848cm" svg:x="9.386cm" svg:y="9.758cm">
          <draw:text-box>
            <text:p text:style-name="P2"><text:span text:style-name="T1">Load Toplevel Project</text:span></text:p>
          </draw:text-box>
        </draw:frame>
        <draw:connector draw:style-name="gr3" draw:text-style-name="P7" draw:layer="layout" draw:type="curve" svg:x1="14.289cm" svg:y1="10.185cm" svg:x2="13.196cm" svg:y2="10.182cm" draw:start-shape="id7" draw:end-shape="id10" draw:end-glue-point="1" svg:d="M14289 10185c-819 0-273-3-1093-3" svg:viewBox="0 0 1094 4">
          <text:p/>
        </draw:connector>
        <draw:custom-shape draw:style-name="gr1" draw:text-style-name="P1" draw:layer="layout" svg:width="3.81cm" svg:height="0.927cm" svg:x="4.387cm" svg:y="9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1" draw:id="id11" draw:layer="layout" svg:width="3.81cm" svg:height="0.848cm" svg:x="4.387cm" svg:y="9.758cm">
          <draw:text-box>
            <text:p text:style-name="P2"><text:span text:style-name="T1">Initialize Stream</text:span></text:p>
          </draw:text-box>
        </draw:frame>
        <draw:connector draw:style-name="gr3" draw:text-style-name="P7" draw:layer="layout" draw:type="curve" svg:x1="9.386cm" svg:y1="10.182cm" svg:x2="8.197cm" svg:y2="10.182cm" draw:start-shape="id10" draw:start-glue-point="3" draw:end-shape="id11" draw:end-glue-point="1" svg:d="M9386 10182h-1189" svg:viewBox="0 0 1190 1">
          <text:p/>
        </draw:connector>
        <draw:custom-shape draw:style-name="gr9" draw:text-style-name="P5" xml:id="id12" draw:id="id12" draw:layer="layout" svg:width="15.621cm" svg:height="4.992cm" svg:x="3.413cm" svg:y="6.541cm">
          <draw:glue-point draw:id="4" svg:x="-2.464cm" svg:y="4.918cm"/>
          <draw:glue-point draw:id="5" svg:x="4.284cm" svg:y="-5.034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8.96389324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7.086cm" svg:y1="6.537cm" svg:x2="7.082cm" svg:y2="7.909cm" svg:d="M7086 6537c0 1029-4 343-4 1372" svg:viewBox="0 0 5 1373">
          <text:p/>
        </draw:connector>
        <draw:frame draw:style-name="gr5" draw:text-style-name="P6" draw:layer="layout" svg:width="7.584cm" svg:height="0.725cm" svg:x="7.386cm" svg:y="6.572cm">
          <draw:text-box>
            <text:p text:style-name="P2"><text:span text:style-name="T2">Initialize Application</text:span></text:p>
          </draw:text-box>
        </draw:frame>
        <draw:custom-shape draw:style-name="gr11" draw:text-style-name="P5" xml:id="id13" draw:id="id13" draw:layer="layout" svg:width="15.621cm" svg:height="9.845cm" svg:x="3.413cm" svg:y="14.142cm">
          <draw:glue-point draw:id="4" svg:x="-2.464cm" svg:y="4.918cm"/>
          <draw:glue-point draw:id="5" svg:x="4.284cm" svg:y="-5.034cm"/>
          <draw:glue-point draw:id="6" svg:x="5cm" svg:y="-2.868cm"/>
          <draw:glue-point draw:id="7" svg:x="5cm" svg:y="-1.965cm"/>
          <draw:glue-point draw:id="8" svg:x="5cm" svg:y="-1.449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8.96389324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svg:x1="11.223cm" svg:y1="11.533cm" svg:x2="11.223cm" svg:y2="14.142cm" draw:start-shape="id12" draw:start-glue-point="2" draw:end-shape="id13" draw:end-glue-point="0" svg:d="M11223 11533v2609" svg:viewBox="0 0 1 2610">
          <text:p/>
        </draw:connector>
        <draw:frame draw:style-name="gr5" draw:text-style-name="P6" draw:layer="layout" svg:width="7.584cm" svg:height="0.725cm" svg:x="7.386cm" svg:y="14.173cm">
          <draw:text-box>
            <text:p text:style-name="P2"><text:span text:style-name="T2">Run Stream API</text:span></text:p>
          </draw:text-box>
        </draw:frame>
        <draw:custom-shape draw:style-name="gr1" draw:text-style-name="P1" draw:layer="layout" svg:width="3.81cm" svg:height="0.927cm" svg:x="4.383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4" draw:id="id14" draw:layer="layout" svg:width="3.81cm" svg:height="0.848cm" svg:x="4.383cm" svg:y="15.558cm">
          <draw:text-box>
            <text:p text:style-name="P2"><text:span text:style-name="T1">Load Elements</text:span></text:p>
          </draw:text-box>
        </draw:frame>
        <draw:connector draw:style-name="gr10" draw:text-style-name="P7" draw:layer="layout" draw:type="curve" svg:x1="7.087cm" svg:y1="14.137cm" svg:x2="7.083cm" svg:y2="15.509cm" svg:d="M7087 14137c0 1029-4 343-4 1372" svg:viewBox="0 0 5 1373">
          <text:p/>
        </draw:connector>
        <draw:custom-shape draw:style-name="gr1" draw:text-style-name="P1" xml:id="id15" draw:id="id15" draw:layer="layout" svg:width="3.81cm" svg:height="0.927cm" svg:x="9.384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6" draw:id="id16" draw:layer="layout" svg:width="3.81cm" svg:height="0.848cm" svg:x="9.384cm" svg:y="15.558cm">
          <draw:text-box>
            <text:p text:style-name="P2"><text:span text:style-name="T1">Resolve Keys</text:span></text:p>
          </draw:text-box>
        </draw:frame>
        <draw:connector draw:style-name="gr3" draw:text-style-name="P7" draw:layer="layout" draw:type="curve" svg:x1="8.193cm" svg:y1="15.982cm" svg:x2="9.384cm" svg:y2="15.995cm" draw:start-shape="id14" draw:start-glue-point="1" draw:end-shape="id15" svg:d="M8193 15982c874 0 279 13 1191 13" svg:viewBox="0 0 1192 14">
          <text:p/>
        </draw:connector>
        <draw:custom-shape draw:style-name="gr1" draw:text-style-name="P1" xml:id="id18" draw:id="id18" draw:layer="layout" svg:width="3.81cm" svg:height="0.927cm" svg:x="14.285cm" svg:y="15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7" draw:id="id17" draw:layer="layout" svg:width="3.81cm" svg:height="0.848cm" svg:x="14.285cm" svg:y="15.558cm">
          <draw:text-box>
            <text:p text:style-name="P2"><text:span text:style-name="T1">Resolve Cached State</text:span></text:p>
          </draw:text-box>
        </draw:frame>
        <draw:connector draw:style-name="gr3" draw:text-style-name="P7" draw:layer="layout" draw:type="curve" svg:x1="13.194cm" svg:y1="15.982cm" svg:x2="14.285cm" svg:y2="15.982cm" draw:start-shape="id16" draw:start-glue-point="1" draw:end-shape="id17" draw:end-glue-point="3" svg:d="M13194 15982h1091" svg:viewBox="0 0 1092 1">
          <text:p/>
        </draw:connector>
        <draw:custom-shape draw:style-name="gr1" draw:text-style-name="P1" xml:id="id32" draw:id="id32" draw:layer="layout" svg:width="3.81cm" svg:height="0.927cm" svg:x="14.286cm" svg:y="17.5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xml:id="id19" draw:id="id19" draw:layer="layout" svg:width="3.81cm" svg:height="0.887cm" svg:x="14.286cm" svg:y="17.539cm">
          <draw:text-box>
            <text:p text:style-name="P2"><text:span text:style-name="T1">Construct Scheduler Queues</text:span></text:p>
          </draw:text-box>
        </draw:frame>
        <draw:connector draw:style-name="gr3" draw:text-style-name="P7" draw:layer="layout" draw:type="curve" svg:x1="16.19cm" svg:y1="16.459cm" svg:x2="16.191cm" svg:y2="17.539cm" draw:start-shape="id18" draw:start-glue-point="2" draw:end-shape="id19" draw:end-glue-point="0" svg:d="M16190 16459c0 829 1 290 1 1080" svg:viewBox="0 0 2 1081">
          <text:p/>
        </draw:connector>
        <draw:custom-shape draw:style-name="gr13" draw:text-style-name="P5" xml:id="id33" draw:id="id33" draw:layer="layout" svg:width="8.89cm" svg:height="5.715cm" svg:x="4.41cm" svg:y="17.51cm">
          <draw:glue-point draw:id="4" svg:x="-2.464cm" svg:y="4.918cm"/>
          <draw:glue-point draw:id="5" svg:x="4.284cm" svg:y="-5.034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8.96389324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20" draw:id="id20" draw:layer="layout" svg:width="2.46cm" svg:height="2.59cm" svg:x="21.221cm" svg:y="18.751cm">
          <text:p text:style-name="P2"><text:span text:style-name="T3">Event</text:span></text:p>
          <text:p text:style-name="P2"><text:span text:style-name="T3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curve" svg:x1="19.034cm" svg:y1="20.064cm" svg:x2="21.221cm" svg:y2="20.046cm" draw:end-shape="id20" svg:d="M19034 20064c1246 0 153-18 2187-18" svg:viewBox="0 0 2188 19">
          <text:p/>
        </draw:connector>
        <draw:custom-shape draw:style-name="gr1" draw:text-style-name="P1" xml:id="id21" draw:id="id21" draw:layer="layout" svg:width="3.81cm" svg:height="0.927cm" svg:x="20.547cm" svg:y="22.4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81cm" svg:height="0.848cm" svg:x="20.547cm" svg:y="22.439cm">
          <draw:text-box>
            <text:p text:style-name="P2"><text:span text:style-name="T1">Log Line</text:span></text:p>
          </draw:text-box>
        </draw:frame>
        <draw:connector draw:style-name="gr3" draw:text-style-name="P7" draw:layer="layout" draw:type="curve" svg:x1="22.451cm" svg:y1="21.341cm" svg:x2="22.452cm" svg:y2="22.413cm" draw:start-shape="id20" draw:start-glue-point="6" draw:end-shape="id21" svg:d="M22451 21341c0 804 1 268 1 1072" svg:viewBox="0 0 2 1073">
          <text:p/>
        </draw:connector>
        <draw:connector draw:style-name="gr3" draw:text-style-name="P7" draw:layer="layout" draw:type="curve" svg:x1="20.547cm" svg:y1="22.876cm" svg:x2="19.033cm" svg:y2="22.941cm" draw:start-shape="id21" svg:d="M20547 22876c-1530 0-773 65-1514 65" svg:viewBox="0 0 1515 66">
          <text:p/>
        </draw:connector>
        <draw:frame draw:style-name="gr15" draw:text-style-name="P9" draw:layer="layout" svg:width="2.734cm" svg:height="0.569cm" svg:x="19.796cm" svg:y="21.386cm">
          <draw:text-box>
            <text:p text:style-name="P2"><text:span text:style-name="T4">Logging Event</text:span></text:p>
          </draw:text-box>
        </draw:frame>
        <draw:frame draw:style-name="gr16" draw:text-style-name="P9" draw:layer="layout" svg:width="2.734cm" svg:height="0.887cm" svg:x="23.179cm" svg:y="20.025cm">
          <draw:text-box>
            <text:p text:style-name="P2"><text:span text:style-name="T4">Interrupt or Error Event</text:span></text:p>
          </draw:text-box>
        </draw:frame>
        <draw:custom-shape draw:style-name="gr14" draw:text-style-name="P8" xml:id="id22" draw:id="id22" draw:layer="layout" svg:width="2.46cm" svg:height="2.59cm" svg:x="25.723cm" svg:y="18.753cm">
          <text:p text:style-name="P2"><text:span text:style-name="T3">App is</text:span></text:p>
          <text:p text:style-name="P2"><text:span text:style-name="T3">Interac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curve" svg:x1="23.681cm" svg:y1="20.046cm" svg:x2="25.723cm" svg:y2="20.048cm" draw:start-shape="id20" draw:start-glue-point="7" draw:end-shape="id22" draw:end-glue-point="5" svg:d="M23681 20046c1533 0 512 2 2042 2" svg:viewBox="0 0 2043 3">
          <text:p/>
        </draw:connector>
        <draw:frame draw:style-name="gr17" draw:text-style-name="P11" draw:layer="layout" svg:width="7.874cm" svg:height="5.651cm" svg:x="4.937cm" svg:y="17.574cm">
          <draw:text-box>
            <text:p text:style-name="P2"><text:span text:style-name="T2">Run Scheduler</text:span></text:p>
            <text:p text:style-name="P2"><text:span text:style-name="T5"/></text:p>
            <text:p text:style-name="P10"><text:span text:style-name="T6"/></text:p>
            <text:p text:style-name="P10"><text:span text:style-name="T6"/></text:p>
            <text:p text:style-name="P10"><text:span text:style-name="T6">Run the event loop, and process the elements until they have passed through all of the queues, or until there is a terminate condition.</text:span></text:p>
          </draw:text-box>
        </draw:frame>
        <draw:connector draw:style-name="gr3" draw:text-style-name="P7" draw:layer="layout" draw:type="curve" svg:x1="28.183cm" svg:y1="20.048cm" svg:x2="30.057cm" svg:y2="20.063cm" draw:start-shape="id22" draw:start-glue-point="7" draw:end-shape="id23" svg:d="M28183 20048c1426 0 490 15 1874 15" svg:viewBox="0 0 1875 16">
          <text:p/>
        </draw:connector>
        <draw:frame draw:style-name="gr15" draw:text-style-name="P9" draw:layer="layout" svg:width="2.734cm" svg:height="0.569cm" svg:x="27.532cm" svg:y="20.15cm">
          <draw:text-box>
            <text:p text:style-name="P2"><text:span text:style-name="T4">Interactive</text:span></text:p>
          </draw:text-box>
        </draw:frame>
        <draw:custom-shape draw:style-name="gr18" draw:text-style-name="P1" xml:id="id24" draw:id="id24" draw:layer="layout" svg:width="3.556cm" svg:height="0.927cm" svg:x="29.981cm" svg:y="19.6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3" draw:id="id23" draw:layer="layout" svg:width="3.429cm" svg:height="0.848cm" svg:x="30.057cm" svg:y="19.639cm">
          <draw:text-box>
            <text:p text:style-name="P2"><text:span text:style-name="T1">Pause Scheduler</text:span></text:p>
          </draw:text-box>
        </draw:frame>
        <draw:custom-shape draw:style-name="gr14" draw:text-style-name="P8" xml:id="id25" draw:id="id25" draw:layer="layout" svg:width="2.46cm" svg:height="2.59cm" svg:x="30.524cm" svg:y="14.854cm">
          <text:p text:style-name="P2"><text:span text:style-name="T3">Prompt U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draw:type="curve" svg:x1="31.759cm" svg:y1="19.613cm" svg:x2="31.754cm" svg:y2="17.444cm" draw:start-shape="id24" draw:start-glue-point="0" draw:end-shape="id25" draw:end-glue-point="6" svg:d="M31759 19613c0-1626-5-542-5-2169" svg:viewBox="0 0 6 2170">
          <text:p/>
        </draw:connector>
        <draw:custom-shape draw:style-name="gr19" draw:text-style-name="P1" xml:id="id31" draw:id="id31" draw:layer="layout" svg:width="3.556cm" svg:height="0.903cm" svg:x="23.95cm" svg:y="15.7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xml:id="id26" draw:id="id26" draw:layer="layout" svg:width="3.592cm" svg:height="0.826cm" svg:x="23.95cm" svg:y="15.738cm">
          <draw:text-box>
            <text:p text:style-name="P2"><text:span text:style-name="T1">Resume Scheduler</text:span></text:p>
          </draw:text-box>
        </draw:frame>
        <draw:custom-shape draw:style-name="gr21" draw:text-style-name="P1" xml:id="id30" draw:id="id30" draw:layer="layout" svg:width="3.329cm" svg:height="0.927cm" svg:x="20.893cm" svg:y="17.2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xml:id="id27" draw:id="id27" draw:layer="layout" svg:width="3.21cm" svg:height="0.887cm" svg:x="20.964cm" svg:y="17.22cm">
          <draw:text-box>
            <text:p text:style-name="P2"><text:span text:style-name="T1">Set Terminate Condition</text:span></text:p>
          </draw:text-box>
        </draw:frame>
        <draw:connector draw:style-name="gr3" draw:text-style-name="P7" draw:layer="layout" draw:type="curve" svg:x1="30.524cm" svg:y1="16.149cm" svg:x2="27.542cm" svg:y2="16.151cm" draw:start-shape="id25" draw:start-glue-point="5" draw:end-shape="id26" svg:d="M30524 16149c-2256 0-765 2-2982 2" svg:viewBox="0 0 2983 3">
          <text:p/>
        </draw:connector>
        <draw:connector draw:style-name="gr3" draw:text-style-name="P7" draw:layer="layout" draw:type="curve" svg:x1="26.953cm" svg:y1="18.753cm" svg:x2="24.174cm" svg:y2="17.663cm" draw:start-shape="id22" draw:start-glue-point="4" draw:end-shape="id27" draw:end-glue-point="1" svg:d="M26953 18753c0-727-926-1090-2779-1090" svg:viewBox="0 0 2780 1091">
          <text:p/>
        </draw:connector>
        <draw:frame draw:style-name="gr15" draw:text-style-name="P9" draw:layer="layout" svg:width="2.734cm" svg:height="0.569cm" svg:x="26.432cm" svg:y="17.651cm">
          <draw:text-box>
            <text:p text:style-name="P2"><text:span text:style-name="T4">Non Interactive</text:span></text:p>
          </draw:text-box>
        </draw:frame>
        <draw:frame draw:style-name="gr15" draw:text-style-name="P9" draw:layer="layout" svg:width="2.734cm" svg:height="0.569cm" svg:x="27.532cm" svg:y="15.652cm">
          <draw:text-box>
            <text:p text:style-name="P2"><text:span text:style-name="T4">Continue</text:span></text:p>
          </draw:text-box>
        </draw:frame>
        <draw:custom-shape draw:style-name="gr18" draw:text-style-name="P1" xml:id="id29" draw:id="id29" draw:layer="layout" svg:width="3.556cm" svg:height="0.927cm" svg:x="29.982cm" svg:y="11.7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xml:id="id28" draw:id="id28" draw:layer="layout" svg:width="3.429cm" svg:height="0.887cm" svg:x="30.058cm" svg:y="11.72cm">
          <draw:text-box>
            <text:p text:style-name="P2"><text:span text:style-name="T1">Set Terminate Condition</text:span></text:p>
          </draw:text-box>
        </draw:frame>
        <draw:connector draw:style-name="gr3" draw:text-style-name="P7" draw:layer="layout" draw:type="curve" svg:x1="31.754cm" svg:y1="14.854cm" svg:x2="31.772cm" svg:y2="12.607cm" draw:start-shape="id25" draw:start-glue-point="4" draw:end-shape="id28" svg:d="M31754 14854c0-1704 18-581 18-2247" svg:viewBox="0 0 19 2248">
          <text:p/>
        </draw:connector>
        <draw:frame draw:style-name="gr15" draw:text-style-name="P9" draw:layer="layout" svg:width="2.734cm" svg:height="0.569cm" svg:x="31.272cm" svg:y="13.684cm">
          <draw:text-box>
            <text:p text:style-name="P2"><text:span text:style-name="T4">Terminate</text:span></text:p>
          </draw:text-box>
        </draw:frame>
        <draw:connector draw:style-name="gr3" draw:text-style-name="P7" draw:layer="layout" draw:type="curve" svg:x1="29.982cm" svg:y1="12.176cm" svg:x2="25.746cm" svg:y2="15.738cm" draw:start-shape="id29" draw:start-glue-point="3" draw:end-shape="id26" draw:end-glue-point="0" svg:d="M29982 12176c-2824 0-4236 1187-4236 3562" svg:viewBox="0 0 4237 3563">
          <text:p/>
        </draw:connector>
        <draw:connector draw:style-name="gr3" draw:text-style-name="P7" draw:layer="layout" draw:type="curve" svg:x1="20.893cm" svg:y1="17.676cm" svg:x2="19.033cm" svg:y2="17.638cm" draw:start-shape="id30" draw:start-glue-point="3" draw:end-shape="id13" draw:end-glue-point="8" svg:d="M20893 17676c-1395 0-465-38-1860-38" svg:viewBox="0 0 1861 39">
          <text:p/>
        </draw:connector>
        <draw:connector draw:style-name="gr3" draw:text-style-name="P7" draw:layer="layout" draw:type="curve" svg:x1="23.95cm" svg:y1="16.164cm" svg:x2="19.033cm" svg:y2="16.241cm" draw:start-shape="id31" draw:end-shape="id13" draw:end-glue-point="6" svg:d="M23950 16164c-3687 0-1229 77-4917 77" svg:viewBox="0 0 4918 78">
          <text:p/>
        </draw:connector>
        <draw:connector draw:style-name="gr3" draw:text-style-name="P7" draw:layer="layout" draw:type="curve" svg:x1="16.191cm" svg:y1="18.459cm" svg:x2="13.3cm" svg:y2="20.367cm" draw:start-shape="id32" draw:start-glue-point="2" draw:end-shape="id33" svg:d="M16191 18459c0 1272-963 1908-2891 1908" svg:viewBox="0 0 2892 1909">
          <text:p/>
        </draw:connector>
        <draw:connector draw:style-name="gr10" draw:text-style-name="P7" draw:layer="layout" draw:type="curve" svg:x1="7.374cm" svg:y1="23.905cm" svg:x2="9.848cm" svg:y2="25.563cm" draw:start-shape="id13" draw:start-glue-point="4" draw:end-shape="id34" draw:end-glue-point="3" svg:d="M7374 23905c0 1106 824 1658 2474 1658" svg:viewBox="0 0 2475 1659">
          <text:p/>
        </draw:connector>
        <draw:custom-shape draw:style-name="gr1" draw:text-style-name="P1" xml:id="id35" draw:id="id35" draw:layer="layout" svg:width="3.81cm" svg:height="0.927cm" svg:x="9.848cm" svg:y="25.1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34" draw:id="id34" draw:layer="layout" svg:width="3.81cm" svg:height="0.848cm" svg:x="9.848cm" svg:y="25.139cm">
          <draw:text-box>
            <text:p text:style-name="P2"><text:span text:style-name="T1">Log Session Summary</text:span></text:p>
          </draw:text-box>
        </draw:frame>
        <draw:custom-shape draw:style-name="gr1" draw:text-style-name="P1" draw:layer="layout" svg:width="3.81cm" svg:height="0.927cm" svg:x="9.849cm" svg:y="27.7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36" draw:id="id36" draw:layer="layout" svg:width="3.81cm" svg:height="0.848cm" svg:x="9.849cm" svg:y="27.739cm">
          <draw:text-box>
            <text:p text:style-name="P2"><text:span text:style-name="T1">Clean Exit</text:span></text:p>
          </draw:text-box>
        </draw:frame>
        <draw:connector draw:style-name="gr3" draw:text-style-name="P7" draw:layer="layout" draw:type="curve" svg:x1="11.753cm" svg:y1="26.04cm" svg:x2="11.754cm" svg:y2="27.739cm" draw:start-shape="id35" draw:start-glue-point="2" draw:end-shape="id36" draw:end-glue-point="0" svg:d="M11753 26040c0 1294 1 445 1 1699" svg:viewBox="0 0 2 1700">
          <text:p/>
        </draw:connector>
        <draw:frame draw:style-name="gr15" draw:text-style-name="P9" draw:layer="layout" svg:width="2.734cm" svg:height="0.569cm" svg:x="30.972cm" svg:y="2.885cm">
          <draw:text-box>
            <text:p text:style-name="P2"><text:span text:style-name="T4">Exception</text:span></text:p>
          </draw:text-box>
        </draw:frame>
        <draw:frame draw:style-name="gr15" draw:text-style-name="P9" draw:layer="layout" svg:width="2.324cm" svg:height="0.569cm" svg:x="18.996cm" svg:y="20.087cm">
          <draw:text-box>
            <text:p text:style-name="P2"><text:span text:style-name="T4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20:17:13.043699064</meta:creation-date>
    <dc:date>2018-10-29T21:06:15.507378893</dc:date>
    <meta:editing-duration>PT20H52M16S</meta:editing-duration>
    <meta:editing-cycles>13</meta:editing-cycles>
    <meta:generator>LibreOffice/5.1.4.1$Linux_X86_64 LibreOffice_project/10m0$Build-1</meta:generator>
    <meta:document-statistic meta:object-count="86"/>
  </office:meta>
</office:document-meta>
</file>